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font-name="Liberation Sans1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shadow="#808080 4.99pt 4.99pt"/>
    </style:style>
    <style:style style:name="ce1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text-align-source="value-type" style:repeat-content="false"/>
      <style:paragraph-properties fo:margin-left="0pt"/>
    </style:style>
    <style:style style:name="ce1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shadow="#808080 4.99pt 4.99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2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/>
    <style:style style:name="ce2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ext-properties fo:color="#000000" style:font-weight-asian="normal"/>
    </style:style>
    <style:style style:name="ce2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 style:data-style-name="N11">
      <style:table-cell-properties fo:background-color="#dddddd" style:cell-protect="none" style:print-content="true"/>
    </style:style>
    <style:style style:name="ce32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129">
      <style:text-properties fo:font-weight="bold" style:font-weight-asian="bold" style:font-weight-complex="bold"/>
    </style:style>
    <style:style style:name="ce35" style:family="table-cell" style:parent-style-name="Default" style:data-style-name="N125"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6"/>
    <style:style style:name="ce41" style:family="table-cell" style:parent-style-name="Default" style:data-style-name="N127"/>
    <style:style style:name="ce42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9"/>
        <table:table-column table:style-name="co4" table:default-cell-style-name="ce14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0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2"/>
          <table:table-cell/>
          <table:table-cell table:style-name="ce17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2"/>
          <table:table-cell/>
          <table:table-cell table:style-name="ce17"/>
        </table:table-row>
        <table:table-row table:style-name="ro2">
          <table:table-cell table:style-name="ce6"/>
          <table:table-cell table:style-name="ce12"/>
          <table:table-cell/>
          <table:table-cell table:style-name="ce17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5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5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6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2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4"/>
        <table:table-column table:style-name="co2" table:default-cell-style-name="Default"/>
        <table:table-column table:style-name="co2" table:number-columns-repeated="10" table:default-cell-style-name="ce26"/>
        <table:table-row table:style-name="ro3">
          <table:table-cell table:style-name="ce18" office:value-type="string" calcext:value-type="string" table:number-columns-spanned="4" table:number-rows-spanned="1">
            <text:p>Ten Year Plan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Budgeted items would include: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Repainting <text:s/>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Security enhancements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2"/>
          <table:covered-table-cell table:number-columns-repeated="2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table:number-columns-spanned="4" table:number-rows-spanned="1"/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2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9" table:number-columns-spanned="4" table:number-rows-spanned="1"/>
          <table:covered-table-cell table:number-columns-repeated="3" table:style-name="ce19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0" office:value-type="string" calcext:value-type="string">
            <text:p>Item</text:p>
          </table:table-cell>
          <table:table-cell table:style-name="ce23" office:value-type="string" calcext:value-type="string">
            <text:p>Start Year</text:p>
          </table:table-cell>
          <table:table-cell table:style-name="ce23" office:value-type="string" calcext:value-type="string">
            <text:p>End Year</text:p>
          </table:table-cell>
          <table:table-cell table:style-name="ce23" office:value-type="string" calcext:value-type="string">
            <text:p>Step (years)</text:p>
          </table:table-cell>
          <table:table-cell table:style-name="ce23" office:value-type="string" calcext:value-type="string">
            <text:p>Annual amount (real)</text:p>
          </table:table-cell>
          <table:table-cell/>
          <table:table-cell table:style-name="ce25" table:formula="of:=['Current Financials'.B11]" office:value-type="float" office:value="2018" calcext:value-type="float">
            <text:p>2018</text:p>
          </table:table-cell>
          <table:table-cell table:style-name="ce25" table:formula="of:=[.G15]+1" office:value-type="float" office:value="2019" calcext:value-type="float">
            <text:p>2019</text:p>
          </table:table-cell>
          <table:table-cell table:style-name="ce25" table:formula="of:=[.H15]+1" office:value-type="float" office:value="2020" calcext:value-type="float">
            <text:p>2020</text:p>
          </table:table-cell>
          <table:table-cell table:style-name="ce25" table:formula="of:=[.I15]+1" office:value-type="float" office:value="2021" calcext:value-type="float">
            <text:p>2021</text:p>
          </table:table-cell>
          <table:table-cell table:style-name="ce25" table:formula="of:=[.J15]+1" office:value-type="float" office:value="2022" calcext:value-type="float">
            <text:p>2022</text:p>
          </table:table-cell>
          <table:table-cell table:style-name="ce25" table:formula="of:=[.K15]+1" office:value-type="float" office:value="2023" calcext:value-type="float">
            <text:p>2023</text:p>
          </table:table-cell>
          <table:table-cell table:style-name="ce25" table:formula="of:=[.L15]+1" office:value-type="float" office:value="2024" calcext:value-type="float">
            <text:p>2024</text:p>
          </table:table-cell>
          <table:table-cell table:style-name="ce25" table:formula="of:=[.M15]+1" office:value-type="float" office:value="2025" calcext:value-type="float">
            <text:p>2025</text:p>
          </table:table-cell>
          <table:table-cell table:style-name="ce25" table:formula="of:=[.N15]+1" office:value-type="float" office:value="2026" calcext:value-type="float">
            <text:p>2026</text:p>
          </table:table-cell>
          <table:table-cell table:style-name="ce25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1" office:value-type="string" calcext:value-type="string">
            <text:p>Repain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8" calcext:value-type="float">
            <text:p>2028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1102538.7" calcext:value-type="currency">
            <text:p>R 1,102,539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 office:value-type="string" calcext:value-type="string">
            <text:p>Replac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74900" calcext:value-type="currency">
            <text:p>R 74,90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1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5"/>
        <table:table-column table:style-name="co2" table:number-columns-repeated="9" table:default-cell-style-name="Default"/>
        <table:table-row table:style-name="ro3">
          <table:table-cell table:style-name="ce1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12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27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5" table:formula="of:=[.B15]+1" office:value-type="float" office:value="2019" calcext:value-type="float">
            <text:p>2019</text:p>
          </table:table-cell>
          <table:table-cell table:style-name="ce25" table:formula="of:=[.C15]+1" office:value-type="float" office:value="2020" calcext:value-type="float">
            <text:p>2020</text:p>
          </table:table-cell>
          <table:table-cell table:style-name="ce25" table:formula="of:=[.D15]+1" office:value-type="float" office:value="2021" calcext:value-type="float">
            <text:p>2021</text:p>
          </table:table-cell>
          <table:table-cell table:style-name="ce25" table:formula="of:=[.E15]+1" office:value-type="float" office:value="2022" calcext:value-type="float">
            <text:p>2022</text:p>
          </table:table-cell>
          <table:table-cell table:style-name="ce25" table:formula="of:=[.F15]+1" office:value-type="float" office:value="2023" calcext:value-type="float">
            <text:p>2023</text:p>
          </table:table-cell>
          <table:table-cell table:style-name="ce25" table:formula="of:=[.G15]+1" office:value-type="float" office:value="2024" calcext:value-type="float">
            <text:p>2024</text:p>
          </table:table-cell>
          <table:table-cell table:style-name="ce25" table:formula="of:=[.H15]+1" office:value-type="float" office:value="2025" calcext:value-type="float">
            <text:p>2025</text:p>
          </table:table-cell>
          <table:table-cell table:style-name="ce25" table:formula="of:=[.I15]+1" office:value-type="float" office:value="2026" calcext:value-type="float">
            <text:p>2026</text:p>
          </table:table-cell>
          <table:table-cell table:style-name="ce25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28" office:value-type="string" calcext:value-type="string">
            <text:p>Proposed budget change real (%)</text:p>
          </table:table-cell>
          <table:table-cell table:style-name="ce31" office:value-type="percentage" office:value="0.02" calcext:value-type="percentage">
            <text:p>2.00%</text:p>
          </table:table-cell>
          <table:table-cell table:number-columns-repeated="9" table:style-name="ce31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16" table:formula="of:=[.B16]+['Current Financials'.$B$17]" office:value-type="percentage" office:value="0.09" calcext:value-type="percentage">
            <text:p>9.00%</text:p>
          </table:table-cell>
          <table:table-cell table:style-name="ce16" table:formula="of:=[.C16]+['Current Financials'.$B$17]" office:value-type="percentage" office:value="0.07" calcext:value-type="percentage">
            <text:p>7.00%</text:p>
          </table:table-cell>
          <table:table-cell table:style-name="ce16" table:formula="of:=[.D16]+['Current Financials'.$B$17]" office:value-type="percentage" office:value="0.07" calcext:value-type="percentage">
            <text:p>7.00%</text:p>
          </table:table-cell>
          <table:table-cell table:style-name="ce16" table:formula="of:=[.E16]+['Current Financials'.$B$17]" office:value-type="percentage" office:value="0.07" calcext:value-type="percentage">
            <text:p>7.00%</text:p>
          </table:table-cell>
          <table:table-cell table:style-name="ce16" table:formula="of:=[.F16]+['Current Financials'.$B$17]" office:value-type="percentage" office:value="0.07" calcext:value-type="percentage">
            <text:p>7.00%</text:p>
          </table:table-cell>
          <table:table-cell table:style-name="ce16" table:formula="of:=[.G16]+['Current Financials'.$B$17]" office:value-type="percentage" office:value="0.07" calcext:value-type="percentage">
            <text:p>7.00%</text:p>
          </table:table-cell>
          <table:table-cell table:style-name="ce16" table:formula="of:=[.H16]+['Current Financials'.$B$17]" office:value-type="percentage" office:value="0.07" calcext:value-type="percentage">
            <text:p>7.00%</text:p>
          </table:table-cell>
          <table:table-cell table:style-name="ce16" table:formula="of:=[.I16]+['Current Financials'.$B$17]" office:value-type="percentage" office:value="0.07" calcext:value-type="percentage">
            <text:p>7.00%</text:p>
          </table:table-cell>
          <table:table-cell table:style-name="ce16" table:formula="of:=[.J16]+['Current Financials'.$B$17]" office:value-type="percentage" office:value="0.07" calcext:value-type="percentage">
            <text:p>7.00%</text:p>
          </table:table-cell>
          <table:table-cell table:style-name="ce16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26" table:formula="of:=['Current Financials'.B16]" office:value-type="currency" office:currency="ZAR" office:value="550000" calcext:value-type="currency">
            <text:p>R 550,000</text:p>
          </table:table-cell>
          <table:table-cell table:style-name="ce26" table:formula="of:=[.B25]" office:value-type="currency" office:currency="ZAR" office:value="714000" calcext:value-type="currency">
            <text:p>R 714,000</text:p>
          </table:table-cell>
          <table:table-cell table:style-name="ce26" table:formula="of:=[.C25]" office:value-type="currency" office:currency="ZAR" office:value="817110" calcext:value-type="currency">
            <text:p>R 817,110</text:p>
          </table:table-cell>
          <table:table-cell table:style-name="ce26" table:formula="of:=[.D25]" office:value-type="currency" office:currency="ZAR" office:value="1014244.35" calcext:value-type="currency">
            <text:p>R 1,014,244</text:p>
          </table:table-cell>
          <table:table-cell table:style-name="ce26" table:formula="of:=[.E25]" office:value-type="currency" office:currency="ZAR" office:value="74509.3019999993" calcext:value-type="currency">
            <text:p>R 74,509</text:p>
          </table:table-cell>
          <table:table-cell table:style-name="ce26" table:formula="of:=[.F25]" office:value-type="currency" office:currency="ZAR" office:value="257158.422464999" calcext:value-type="currency">
            <text:p>R 257,158</text:p>
          </table:table-cell>
          <table:table-cell table:style-name="ce26" table:formula="of:=[.G25]" office:value-type="currency" office:currency="ZAR" office:value="461464.654828799" calcext:value-type="currency">
            <text:p>R 461,465</text:p>
          </table:table-cell>
          <table:table-cell table:style-name="ce26" table:formula="of:=[.H25]" office:value-type="currency" office:currency="ZAR" office:value="689387.580597628" calcext:value-type="currency">
            <text:p>R 689,388</text:p>
          </table:table-cell>
          <table:table-cell table:style-name="ce26" table:formula="of:=[.I25]" office:value-type="currency" office:currency="ZAR" office:value="808160.487142627" calcext:value-type="currency">
            <text:p>R 808,160</text:p>
          </table:table-cell>
          <table:table-cell table:style-name="ce26" table:formula="of:=[.J25]" office:value-type="currency" office:currency="ZAR" office:value="1083100.92504682" calcext:value-type="currency">
            <text:p>R 1,083,101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26" table:formula="of:=['Current Financials'.B14]" office:value-type="currency" office:currency="ZAR" office:value="960000" calcext:value-type="currency">
            <text:p>R 960,000</text:p>
          </table:table-cell>
          <table:table-cell table:style-name="ce26" table:formula="of:=[.B19]*(1+['Current Financials'.$B$17])" office:value-type="currency" office:currency="ZAR" office:value="1027200" calcext:value-type="currency">
            <text:p>R 1,027,200</text:p>
          </table:table-cell>
          <table:table-cell table:style-name="ce26" table:formula="of:=[.C19]*(1+['Current Financials'.$B$17])" office:value-type="currency" office:currency="ZAR" office:value="1099104" calcext:value-type="currency">
            <text:p>R 1,099,104</text:p>
          </table:table-cell>
          <table:table-cell table:style-name="ce26" table:formula="of:=[.D19]*(1+['Current Financials'.$B$17])" office:value-type="currency" office:currency="ZAR" office:value="1176041.28" calcext:value-type="currency">
            <text:p>R 1,176,041</text:p>
          </table:table-cell>
          <table:table-cell table:style-name="ce26" table:formula="of:=[.E19]*(1+['Current Financials'.$B$17])" office:value-type="currency" office:currency="ZAR" office:value="1258364.1696" calcext:value-type="currency">
            <text:p>R 1,258,364</text:p>
          </table:table-cell>
          <table:table-cell table:style-name="ce26" table:formula="of:=[.F19]*(1+['Current Financials'.$B$17])" office:value-type="currency" office:currency="ZAR" office:value="1346449.661472" calcext:value-type="currency">
            <text:p>R 1,346,450</text:p>
          </table:table-cell>
          <table:table-cell table:style-name="ce26" table:formula="of:=[.G19]*(1+['Current Financials'.$B$17])" office:value-type="currency" office:currency="ZAR" office:value="1440701.13777504" calcext:value-type="currency">
            <text:p>R 1,440,701</text:p>
          </table:table-cell>
          <table:table-cell table:style-name="ce26" table:formula="of:=[.H19]*(1+['Current Financials'.$B$17])" office:value-type="currency" office:currency="ZAR" office:value="1541550.21741929" calcext:value-type="currency">
            <text:p>R 1,541,550</text:p>
          </table:table-cell>
          <table:table-cell table:style-name="ce26" table:formula="of:=[.I19]*(1+['Current Financials'.$B$17])" office:value-type="currency" office:currency="ZAR" office:value="1649458.73263864" calcext:value-type="currency">
            <text:p>R 1,649,459</text:p>
          </table:table-cell>
          <table:table-cell table:style-name="ce26" table:formula="of:=[.J19]*(1+['Current Financials'.$B$17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26" table:formula="of:=['Current Financials'.B15]" office:value-type="currency" office:currency="ZAR" office:value="130000" calcext:value-type="currency">
            <text:p>R 130,000</text:p>
          </table:table-cell>
          <table:table-cell table:style-name="ce26" table:formula="of:=[.B20]*(1+['Current Financials'.$B$17])" office:value-type="currency" office:currency="ZAR" office:value="139100" calcext:value-type="currency">
            <text:p>R 139,100</text:p>
          </table:table-cell>
          <table:table-cell table:style-name="ce26" table:formula="of:=[.C20]*(1+['Current Financials'.$B$17])" office:value-type="currency" office:currency="ZAR" office:value="148837" calcext:value-type="currency">
            <text:p>R 148,837</text:p>
          </table:table-cell>
          <table:table-cell table:style-name="ce26" table:formula="of:=[.D20]*(1+['Current Financials'.$B$17])" office:value-type="currency" office:currency="ZAR" office:value="159255.59" calcext:value-type="currency">
            <text:p>R 159,256</text:p>
          </table:table-cell>
          <table:table-cell table:style-name="ce26" table:formula="of:=[.E20]*(1+['Current Financials'.$B$17])" office:value-type="currency" office:currency="ZAR" office:value="170403.4813" calcext:value-type="currency">
            <text:p>R 170,403</text:p>
          </table:table-cell>
          <table:table-cell table:style-name="ce26" table:formula="of:=[.F20]*(1+['Current Financials'.$B$17])" office:value-type="currency" office:currency="ZAR" office:value="182331.724991" calcext:value-type="currency">
            <text:p>R 182,332</text:p>
          </table:table-cell>
          <table:table-cell table:style-name="ce26" table:formula="of:=[.G20]*(1+['Current Financials'.$B$17])" office:value-type="currency" office:currency="ZAR" office:value="195094.94574037" calcext:value-type="currency">
            <text:p>R 195,095</text:p>
          </table:table-cell>
          <table:table-cell table:style-name="ce26" table:formula="of:=[.H20]*(1+['Current Financials'.$B$17])" office:value-type="currency" office:currency="ZAR" office:value="208751.591942196" calcext:value-type="currency">
            <text:p>R 208,752</text:p>
          </table:table-cell>
          <table:table-cell table:style-name="ce26" table:formula="of:=[.I20]*(1+['Current Financials'.$B$17])" office:value-type="currency" office:currency="ZAR" office:value="223364.20337815" calcext:value-type="currency">
            <text:p>R 223,364</text:p>
          </table:table-cell>
          <table:table-cell table:style-name="ce26" table:formula="of:=[.J20]*(1+['Current Financials'.$B$17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2" table:formula="of:=['Current Financials'.B13]*(1+[.B17])" office:value-type="currency" office:currency="ZAR" office:value="1090000" calcext:value-type="currency">
            <text:p>R 1,090,000</text:p>
          </table:table-cell>
          <table:table-cell table:style-name="ce32" table:formula="of:=[.B21]*(1+[.C17])" office:value-type="currency" office:currency="ZAR" office:value="1166300" calcext:value-type="currency">
            <text:p>R 1,166,300</text:p>
          </table:table-cell>
          <table:table-cell table:style-name="ce32" table:formula="of:=[.C21]*(1+[.D17])" office:value-type="currency" office:currency="ZAR" office:value="1247941" calcext:value-type="currency">
            <text:p>R 1,247,941</text:p>
          </table:table-cell>
          <table:table-cell table:style-name="ce32" table:formula="of:=[.D21]*(1+[.E17])" office:value-type="currency" office:currency="ZAR" office:value="1335296.87" calcext:value-type="currency">
            <text:p>R 1,335,297</text:p>
          </table:table-cell>
          <table:table-cell table:style-name="ce32" table:formula="of:=[.E21]*(1+[.F17])" office:value-type="currency" office:currency="ZAR" office:value="1428767.6509" calcext:value-type="currency">
            <text:p>R 1,428,768</text:p>
          </table:table-cell>
          <table:table-cell table:style-name="ce32" table:formula="of:=[.F21]*(1+[.G17])" office:value-type="currency" office:currency="ZAR" office:value="1528781.386463" calcext:value-type="currency">
            <text:p>R 1,528,781</text:p>
          </table:table-cell>
          <table:table-cell table:style-name="ce32" table:formula="of:=[.G21]*(1+[.H17])" office:value-type="currency" office:currency="ZAR" office:value="1635796.08351541" calcext:value-type="currency">
            <text:p>R 1,635,796</text:p>
          </table:table-cell>
          <table:table-cell table:style-name="ce32" table:formula="of:=[.H21]*(1+[.I17])" office:value-type="currency" office:currency="ZAR" office:value="1750301.80936149" calcext:value-type="currency">
            <text:p>R 1,750,302</text:p>
          </table:table-cell>
          <table:table-cell table:style-name="ce32" table:formula="of:=[.I21]*(1+[.J17])" office:value-type="currency" office:currency="ZAR" office:value="1872822.93601679" calcext:value-type="currency">
            <text:p>R 1,872,823</text:p>
          </table:table-cell>
          <table:table-cell table:style-name="ce32" table:formula="of:=[.J21]*(1+[.K17])" office:value-type="currency" office:currency="ZAR" office:value="2003920.54153797" calcext:value-type="currency">
            <text:p>R 2,003,92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26" table:formula="of:=[.B21]-[.B19]" office:value-type="currency" office:currency="ZAR" office:value="130000" calcext:value-type="currency">
            <text:p>R 130,000</text:p>
          </table:table-cell>
          <table:table-cell table:style-name="ce26" table:formula="of:=[.C21]-[.C19]" office:value-type="currency" office:currency="ZAR" office:value="139100" calcext:value-type="currency">
            <text:p>R 139,100</text:p>
          </table:table-cell>
          <table:table-cell table:style-name="ce26" table:formula="of:=[.D21]-[.D19]" office:value-type="currency" office:currency="ZAR" office:value="148837" calcext:value-type="currency">
            <text:p>R 148,837</text:p>
          </table:table-cell>
          <table:table-cell table:style-name="ce26" table:formula="of:=[.E21]-[.E19]" office:value-type="currency" office:currency="ZAR" office:value="159255.59" calcext:value-type="currency">
            <text:p>R 159,256</text:p>
          </table:table-cell>
          <table:table-cell table:style-name="ce26" table:formula="of:=[.F21]-[.F19]" office:value-type="currency" office:currency="ZAR" office:value="170403.4813" calcext:value-type="currency">
            <text:p>R 170,403</text:p>
          </table:table-cell>
          <table:table-cell table:style-name="ce26" table:formula="of:=[.G21]-[.G19]" office:value-type="currency" office:currency="ZAR" office:value="182331.724991" calcext:value-type="currency">
            <text:p>R 182,332</text:p>
          </table:table-cell>
          <table:table-cell table:style-name="ce26" table:formula="of:=[.H21]-[.H19]" office:value-type="currency" office:currency="ZAR" office:value="195094.94574037" calcext:value-type="currency">
            <text:p>R 195,095</text:p>
          </table:table-cell>
          <table:table-cell table:style-name="ce26" table:formula="of:=[.I21]-[.I19]" office:value-type="currency" office:currency="ZAR" office:value="208751.591942196" calcext:value-type="currency">
            <text:p>R 208,752</text:p>
          </table:table-cell>
          <table:table-cell table:style-name="ce26" table:formula="of:=[.J21]-[.J19]" office:value-type="currency" office:currency="ZAR" office:value="223364.20337815" calcext:value-type="currency">
            <text:p>R 223,364</text:p>
          </table:table-cell>
          <table:table-cell table:style-name="ce26" table:formula="of:=[.K21]-[.K19]" office:value-type="currency" office:currency="ZAR" office:value="238999.69761462" calcext:value-type="currency">
            <text:p>R 239,00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3" table:formula="of:=IF([.B18]&gt;['Current Financials'.$B$12];&quot;&quot;;IF([.B18]&gt;['Current Financials'.$B$12]/4;IF([.B22]&gt;[.B20]; &quot;&quot;; &quot;NOT OK1&quot;); IF([.B22]&gt;0.15*[.B19]; &quot;&quot;; &quot;NOT OK2&quot;)))" office:value-type="string" office:string-value="NOT OK1" calcext:value-type="string">
            <text:p>NOT OK1</text:p>
          </table:table-cell>
          <table:table-cell table:style-name="ce33" table:formula="of:=IF([.C18]&gt;[.B19];&quot;&quot;;IF([.C18]&gt;[.B19]/4;IF([.C22]&gt;[.C20]; &quot;&quot;; &quot;NOT OK1&quot;); IF([.C22]&gt;0.15*[.C19]; &quot;&quot;; &quot;NOT OK2&quot;)))" office:value-type="string" office:string-value="NOT OK1" calcext:value-type="string">
            <text:p>NOT OK1</text:p>
          </table:table-cell>
          <table:table-cell table:style-name="ce33" table:formula="of:=IF([.D18]&gt;[.C19];&quot;&quot;;IF([.D18]&gt;[.C19]/4;IF([.D22]&gt;[.D20]; &quot;&quot;; &quot;NOT OK1&quot;); IF([.D22]&gt;0.15*[.D19]; &quot;&quot;; &quot;NOT OK2&quot;)))" office:value-type="string" office:string-value="NOT OK1" calcext:value-type="string">
            <text:p>NOT OK1</text:p>
          </table:table-cell>
          <table:table-cell table:style-name="ce33" table:formula="of:=IF([.E18]&gt;[.D19];&quot;&quot;;IF([.E18]&gt;[.D19]/4;IF([.E22]&gt;[.E20]; &quot;&quot;; &quot;NOT OK1&quot;); IF([.E22]&gt;0.15*[.E19]; &quot;&quot;; &quot;NOT OK2&quot;)))" office:value-type="string" office:string-value="NOT OK1" calcext:value-type="string">
            <text:p>NOT OK1</text:p>
          </table:table-cell>
          <table:table-cell table:style-name="ce33" table:formula="of:=IF([.F18]&gt;[.E19];&quot;&quot;;IF([.F18]&gt;[.E19]/4;IF([.F22]&gt;[.F20]; &quot;&quot;; &quot;NOT OK1&quot;); IF([.F22]&gt;0.15*[.F19]; &quot;&quot;; &quot;NOT OK2&quot;)))" office:value-type="string" office:string-value="NOT OK2" calcext:value-type="string">
            <text:p>NOT OK2</text:p>
          </table:table-cell>
          <table:table-cell table:style-name="ce33" table:formula="of:=IF([.G18]&gt;[.F19];&quot;&quot;;IF([.G18]&gt;[.F19]/4;IF([.G22]&gt;[.G20]; &quot;&quot;; &quot;NOT OK1&quot;); IF([.G22]&gt;0.15*[.G19]; &quot;&quot;; &quot;NOT OK2&quot;)))" office:value-type="string" office:string-value="NOT OK2" calcext:value-type="string">
            <text:p>NOT OK2</text:p>
          </table:table-cell>
          <table:table-cell table:style-name="ce33" table:formula="of:=IF([.H18]&gt;[.G19];&quot;&quot;;IF([.H18]&gt;[.G19]/4;IF([.H22]&gt;[.H20]; &quot;&quot;; &quot;NOT OK1&quot;); IF([.H22]&gt;0.15*[.H19]; &quot;&quot;; &quot;NOT OK2&quot;)))" office:value-type="string" office:string-value="NOT OK1" calcext:value-type="string">
            <text:p>NOT OK1</text:p>
          </table:table-cell>
          <table:table-cell table:style-name="ce33" table:formula="of:=IF([.I18]&gt;[.H19];&quot;&quot;;IF([.I18]&gt;[.H19]/4;IF([.I22]&gt;[.I20]; &quot;&quot;; &quot;NOT OK1&quot;); IF([.I22]&gt;0.15*[.I19]; &quot;&quot;; &quot;NOT OK2&quot;)))" office:value-type="string" office:string-value="NOT OK1" calcext:value-type="string">
            <text:p>NOT OK1</text:p>
          </table:table-cell>
          <table:table-cell table:style-name="ce33" table:formula="of:=IF([.J18]&gt;[.I19];&quot;&quot;;IF([.J18]&gt;[.I19]/4;IF([.J22]&gt;[.J20]; &quot;&quot;; &quot;NOT OK1&quot;); IF([.J22]&gt;0.15*[.J19]; &quot;&quot;; &quot;NOT OK2&quot;)))" office:value-type="string" office:string-value="NOT OK1" calcext:value-type="string">
            <text:p>NOT OK1</text:p>
          </table:table-cell>
          <table:table-cell table:style-name="ce33" table:formula="of:=IF([.K18]&gt;[.J19];&quot;&quot;;IF([.K18]&gt;[.J19]/4;IF([.K22]&gt;[.K20]; &quot;&quot;; &quot;NOT OK1&quot;); IF([.K22]&gt;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26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26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26" table:formula="of:=SUM(['Ten Year Plan'.I$16:'Ten Year Plan'.I$65])" office:value-type="currency" office:currency="ZAR" office:value="0" calcext:value-type="currency">
            <text:p>R 0</text:p>
          </table:table-cell>
          <table:table-cell table:style-name="ce26" table:formula="of:=SUM(['Ten Year Plan'.J$16:'Ten Year Plan'.J$65])" office:value-type="currency" office:currency="ZAR" office:value="1102538.7" calcext:value-type="currency">
            <text:p>R 1,102,539</text:p>
          </table:table-cell>
          <table:table-cell table:style-name="ce26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26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26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26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26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26" table:formula="of:=SUM(['Ten Year Plan'.P$16:'Ten Year Plan'.P$65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4" table:formula="of:=([.B18]+[.B22]-[.B24])*(1+['Current Financials'.$B$18])" office:value-type="currency" office:currency="ZAR" office:value="714000" calcext:value-type="currency">
            <text:p>R 714,000</text:p>
          </table:table-cell>
          <table:table-cell table:style-name="ce34" table:formula="of:=([.C18]+[.C22]-[.C24])*(1+['Current Financials'.$B$18])" office:value-type="currency" office:currency="ZAR" office:value="817110" calcext:value-type="currency">
            <text:p>R 817,110</text:p>
          </table:table-cell>
          <table:table-cell table:style-name="ce34" table:formula="of:=([.D18]+[.D22]-[.D24])*(1+['Current Financials'.$B$18])" office:value-type="currency" office:currency="ZAR" office:value="1014244.35" calcext:value-type="currency">
            <text:p>R 1,014,244</text:p>
          </table:table-cell>
          <table:table-cell table:style-name="ce34" table:formula="of:=([.E18]+[.E22]-[.E24])*(1+['Current Financials'.$B$18])" office:value-type="currency" office:currency="ZAR" office:value="74509.3019999993" calcext:value-type="currency">
            <text:p>R 74,509</text:p>
          </table:table-cell>
          <table:table-cell table:style-name="ce34" table:formula="of:=([.F18]+[.F22]-[.F24])*(1+['Current Financials'.$B$18])" office:value-type="currency" office:currency="ZAR" office:value="257158.422464999" calcext:value-type="currency">
            <text:p>R 257,158</text:p>
          </table:table-cell>
          <table:table-cell table:style-name="ce34" table:formula="of:=([.G18]+[.G22]-[.G24])*(1+['Current Financials'.$B$18])" office:value-type="currency" office:currency="ZAR" office:value="461464.654828799" calcext:value-type="currency">
            <text:p>R 461,465</text:p>
          </table:table-cell>
          <table:table-cell table:style-name="ce34" table:formula="of:=([.H18]+[.H22]-[.H24])*(1+['Current Financials'.$B$18])" office:value-type="currency" office:currency="ZAR" office:value="689387.580597628" calcext:value-type="currency">
            <text:p>R 689,388</text:p>
          </table:table-cell>
          <table:table-cell table:style-name="ce34" table:formula="of:=([.I18]+[.I22]-[.I24])*(1+['Current Financials'.$B$18])" office:value-type="currency" office:currency="ZAR" office:value="808160.487142627" calcext:value-type="currency">
            <text:p>R 808,160</text:p>
          </table:table-cell>
          <table:table-cell table:style-name="ce34" table:formula="of:=([.J18]+[.J22]-[.J24])*(1+['Current Financials'.$B$18])" office:value-type="currency" office:currency="ZAR" office:value="1083100.92504682" calcext:value-type="currency">
            <text:p>R 1,083,101</text:p>
          </table:table-cell>
          <table:table-cell table:style-name="ce34" table:formula="of:=([.K18]+[.K22]-[.K24])*(1+['Current Financials'.$B$18])" office:value-type="currency" office:currency="ZAR" office:value="1388205.65379451" calcext:value-type="currency">
            <text:p>R 1,388,206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5" table:formula="of:=[.B25]/[.B19]*12" office:value-type="float" office:value="8.925" calcext:value-type="float">
            <text:p>8.9</text:p>
          </table:table-cell>
          <table:table-cell table:style-name="ce35" table:formula="of:=[.C25]/[.C19]*12" office:value-type="float" office:value="9.54567757009345" calcext:value-type="float">
            <text:p>9.5</text:p>
          </table:table-cell>
          <table:table-cell table:style-name="ce35" table:formula="of:=[.D25]/[.D19]*12" office:value-type="float" office:value="11.0735036902786" calcext:value-type="float">
            <text:p>11.1</text:p>
          </table:table-cell>
          <table:table-cell table:style-name="ce35" table:formula="of:=[.E25]/[.E19]*12" office:value-type="float" office:value="0.760272312890234" calcext:value-type="float">
            <text:p>0.8</text:p>
          </table:table-cell>
          <table:table-cell table:style-name="ce35" table:formula="of:=[.F25]/[.F19]*12" office:value-type="float" office:value="2.45231161545303" calcext:value-type="float">
            <text:p>2.5</text:p>
          </table:table-cell>
          <table:table-cell table:style-name="ce35" table:formula="of:=[.G25]/[.G19]*12" office:value-type="float" office:value="4.11272401516419" calcext:value-type="float">
            <text:p>4.1</text:p>
          </table:table-cell>
          <table:table-cell table:style-name="ce35" table:formula="of:=[.H25]/[.H19]*12" office:value-type="float" office:value="5.74210066908636" calcext:value-type="float">
            <text:p>5.7</text:p>
          </table:table-cell>
          <table:table-cell table:style-name="ce35" table:formula="of:=[.I25]/[.I19]*12" office:value-type="float" office:value="6.29102168461745" calcext:value-type="float">
            <text:p>6.3</text:p>
          </table:table-cell>
          <table:table-cell table:style-name="ce35" table:formula="of:=[.J25]/[.J19]*12" office:value-type="float" office:value="7.87968249425077" calcext:value-type="float">
            <text:p>7.9</text:p>
          </table:table-cell>
          <table:table-cell table:style-name="ce35" table:formula="of:=[.K25]/[.K19]*12" office:value-type="float" office:value="9.4386487093115" calcext:value-type="float">
            <text:p>9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36" table:formula="of:=IF([.B25]&gt;[.B19]/4;&quot;&quot;;&quot;NOT OK!&quot;)">
            <text:p/>
          </table:table-cell>
          <table:table-cell table:style-name="ce36" table:formula="of:=IF([.C25]&gt;[.C19]/4;&quot;&quot;;&quot;NOT OK!&quot;)">
            <text:p/>
          </table:table-cell>
          <table:table-cell table:style-name="ce36" table:formula="of:=IF([.D25]&gt;[.D19]/4;&quot;&quot;;&quot;NOT OK!&quot;)">
            <text:p/>
          </table:table-cell>
          <table:table-cell table:style-name="ce36" table:formula="of:=IF([.E25]&gt;[.E19]/4;&quot;&quot;;&quot;NOT OK!&quot;)" office:value-type="string" office:string-value="NOT OK!" calcext:value-type="string">
            <text:p>NOT OK!</text:p>
          </table:table-cell>
          <table:table-cell table:style-name="ce36" table:formula="of:=IF([.F25]&gt;[.F19]/4;&quot;&quot;;&quot;NOT OK!&quot;)" office:value-type="string" office:string-value="NOT OK!" calcext:value-type="string">
            <text:p>NOT OK!</text:p>
          </table:table-cell>
          <table:table-cell table:style-name="ce36" table:formula="of:=IF([.G25]&gt;[.G19]/4;&quot;&quot;;&quot;NOT OK!&quot;)">
            <text:p/>
          </table:table-cell>
          <table:table-cell table:style-name="ce36" table:formula="of:=IF([.H25]&gt;[.H19]/4;&quot;&quot;;&quot;NOT OK!&quot;)">
            <text:p/>
          </table:table-cell>
          <table:table-cell table:style-name="ce36" table:formula="of:=IF([.I25]&gt;[.I19]/4;&quot;&quot;;&quot;NOT OK!&quot;)">
            <text:p/>
          </table:table-cell>
          <table:table-cell table:style-name="ce36" table:formula="of:=IF([.J25]&gt;[.J19]/4;&quot;&quot;;&quot;NOT OK!&quot;)">
            <text:p/>
          </table:table-cell>
          <table:table-cell table:style-name="ce36" table:formula="of:=IF([.K25]&gt;[.K19]/4;&quot;&quot;;&quot;NOT OK!&quot;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29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0"/>
          <table:table-cell table:style-name="Default"/>
          <table:table-cell table:number-columns-repeated="9"/>
        </table:table-row>
        <table:table-row table:style-name="ro4">
          <table:table-cell table:style-name="ce30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39"/>
        <table:table-column table:style-name="co12" table:default-cell-style-name="ce12"/>
        <table:table-row table:style-name="ro3">
          <table:table-cell table:style-name="ce18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38" table:number-columns-spanned="2" table:number-rows-spanned="1"/>
          <table:covered-table-cell/>
        </table:table-row>
        <table:table-row table:style-name="ro2">
          <table:table-cell table:style-name="ce2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26" table:formula="of:=['Planning and Projections'.B21]" office:value-type="currency" office:currency="ZAR" office:value="1090000" calcext:value-type="currency">
            <text:p>R 1,09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0" table:formula="of:=[.B7]/['Current Financials'.B13]-1" office:value-type="percentage" office:value="0.0900000000000001" calcext:value-type="percentage">
            <text:p>9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26"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26" table:formula="of:=['Planning and Projections'.B25]" office:value-type="currency" office:currency="ZAR" office:value="714000" calcext:value-type="currency">
            <text:p>R 714,00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1" table:formula="of:=([.B10]-[.B9])/[.B9]" office:value-type="percentage" office:value="0.298181818181818" calcext:value-type="percentage">
            <text:p>29.8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2" table:formula="of:=['Planning and Projections'.B26]" office:value-type="float" office:value="8.925" calcext:value-type="float">
            <text:p>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6:17:11.24469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9:04:47.389613716</dc:date>
    <meta:editing-duration>PT4H41M57S</meta:editing-duration>
    <meta:editing-cycles>29</meta:editing-cycles>
    <meta:generator>LibreOffice/5.0.6.2$Linux_X86_64 LibreOffice_project/00$Build-2</meta:generator>
    <meta:document-statistic meta:table-count="5" meta:cell-count="663" meta:object-count="0"/>
  </office:meta>
</office:document-meta>
</file>